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header>
                <text:p>Don‘t forget to smile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Outro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header>
                <text:p>See you later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6:44:36.171636344</meta:creation-date>
    <meta:editing-duration>PT2M53S</meta:editing-duration>
    <meta:editing-cycles>3</meta:editing-cycles>
    <meta:generator>LibreOffice/6.2.8.2$Linux_X86_64 LibreOffice_project/20$Build-2</meta:generator>
    <dc:title>Impress</dc:title>
    <meta:initial-creator>Alija Sabic</meta:initial-creator>
    <dc:date>2019-11-27T16:47:29.362093600</dc:date>
    <dc:creator>Alija Sabic</dc:creator>
    <meta:document-statistic meta:object-count="42"/>
  </office:meta>
</office:document-meta>
</file>